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se tab key to autocomplete</text:p>
      <text:p text:style-name="Normal">Use up arrow key to recall command</text:p>
      <text:p text:style-name="Normal">--help</text:p>
      <text:p text:style-name="Normal">ls -lart list content of current directory long list with all in reverse order and the order of time modification</text:p>
      <text:p text:style-name="Normal"><text:s text:c="7"/>a list all</text:p>
      <text:p text:style-name="Normal"><text:s text:c="7"/>r reverse order while sorting</text:p>
      <text:p text:style-name="Normal"><text:s text:c="7"/>t sort by modification time, newest first</text:p>
      <text:p text:style-name="Normal"/>
      <text:p text:style-name="Normal">cd and pwd "cd", "cd .", "cd ..", "cd /" and "cd ~"</text:p>
      <text:p text:style-name="Normal">man -k</text:p>
      <text:p text:style-name="Normal">d any listing starting with d means a directory</text:p>
      <text:p text:style-name="Normal">- any listing starting with a dash means a file</text:p>
      <text:p text:style-name="Normal"/>
      <text:p text:style-name="Normal">$ sudo -i</text:p>
      <text:p text:style-name="Normal"># su - splunk</text:p>
      <text:p text:style-name="Normal"/>
      <text:p text:style-name="Normal">$ sudo su - splunk</text:p>
      <text:p text:style-name="Normal"/>
      <text:p text:style-name="Normal">ctrl c To end a process</text:p>
      <text:p text:style-name="Normal"/>
      <text:p text:style-name="Normal">$ normal user</text:p>
      <text:p text:style-name="Normal"># root user</text:p>
      <text:p text:style-name="Normal"/>
      <text:p text:style-name="Normal">&gt; <text:s text:c="2"/>redirect</text:p>
      <text:p text:style-name="Normal">&gt;&gt; append</text:p>
      <text:p text:style-name="Normal">2&gt; redirect error</text:p>
      <text:p text:style-name="Normal"/>
      <text:p text:style-name="Normal">/opt/splunk/var/lib/splunk/ all indexes are in here<text:s/></text:p>
      <text:p text:style-name="Normal">/opt/splunk/etc/passwd</text:p>
      <text:p text:style-name="Normal">/opt/splunk/etc/system/local</text:p>
      <text:p text:style-name="Normal"/>
      <text:p text:style-name="Normal">sudo -I to log on as super user</text:p>
      <text:p text:style-name="Normal">pwd prints the absolute pathname of your current working directory</text:p>
      <text:p text:style-name="Normal">whoami checking who am I logged in as<text:s/></text:p>
      <text:p text:style-name="Normal">su switch user</text:p>
      <text:p text:style-name="Normal">cd change your working directory to the given directory<text:s/></text:p>
      <text:p text:style-name="Normal">ls to list the contents of the current directory</text:p>
      <text:p text:style-name="Normal">ls / list all directories in root</text:p>
      <text:p text:style-name="Normal">cat will show the content of a file without editing it concatenate and print</text:p>
      <text:p text:style-name="Normal">cp from copy</text:p>
      <text:p text:style-name="Normal">mw from move only rename it</text:p>
      <text:p text:style-name="Normal">rm from remove deletes the file</text:p>
      <text:p text:style-name="Normal">diff lists the difference btw 2 files</text:p>
      <text:p text:style-name="Normal">grep find the occurrence of a string in one or more files</text:p>
      <text:p text:style-name="Normal">mkdir make directory mkdir -p parentdir/childdir{1 ..100}</text:p>
      <text:p text:style-name="Normal">rmdir -rf /directory</text:p>
      <text:p text:style-name="Normal">touch create an empty file</text:p>
      <text:p text:style-name="Normal">vim create a file</text:p>
      <text:p text:style-name="Normal">cd .. - change your working directory to the parent of the current working directory.</text:p>
      <text:p text:style-name="Normal">cd .. / .. Move twice to parent directory</text:p>
      <text:p text:style-name="Normal">cd ~ move to home directory</text:p>
      <text:p text:style-name="Normal">cd move to home directory</text:p>
      <text:p text:style-name="Normal">cd $HOME move to director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1T12:47:00Z</meta:creation-date>
    <dc:date>2024-09-21T12:48:00Z</dc:date>
    <meta:template xlink:href="Normal" xlink:type="simple"/>
    <meta:editing-cycles>1</meta:editing-cycles>
    <meta:editing-duration>PT60S</meta:editing-duration>
    <meta:document-statistic meta:page-count="2" meta:paragraph-count="3" meta:word-count="233" meta:character-count="1559" meta:row-count="11" meta:non-whitespace-character-count="1329"/>
  </office:meta>
</office:document-meta>
</file>